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Taille en cm.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ffectif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 table:visibility="collapse">
          <table:table-cell/>
          <table:table-cell table:style-name="ce3" table:formula="of:=[.B1]*[.B2]" office:value-type="float" office:value="0" calcext:value-type="float">
            <text:p>0</text:p>
          </table:table-cell>
          <table:table-cell table:style-name="ce3" table:formula="of:=[.C1]*[.C2]" office:value-type="float" office:value="16" calcext:value-type="float">
            <text:p>16</text:p>
          </table:table-cell>
          <table:table-cell table:style-name="ce3" table:formula="of:=[.D1]*[.D2]" office:value-type="float" office:value="24" calcext:value-type="float">
            <text:p>24</text:p>
          </table:table-cell>
          <table:table-cell table:style-name="ce3" table:formula="of:=[.E1]*[.E2]" office:value-type="float" office:value="56" calcext:value-type="float">
            <text:p>56</text:p>
          </table:table-cell>
          <table:table-cell table:style-name="ce3" table:formula="of:=[.F1]*[.F2]" office:value-type="float" office:value="32" calcext:value-type="float">
            <text:p>32</text:p>
          </table:table-cell>
          <table:table-cell table:style-name="ce3" table:formula="of:=[.G1]*[.G2]" office:value-type="float" office:value="34" calcext:value-type="float">
            <text:p>34</text:p>
          </table:table-cell>
          <table:table-cell table:style-name="ce3" table:formula="of:=[.H1]*[.H2]" office:value-type="float" office:value="54" calcext:value-type="float">
            <text:p>54</text:p>
          </table:table-cell>
          <table:table-cell table:style-name="ce3" table:formula="of:=[.I1]*[.I2]" office:value-type="float" office:value="57" calcext:value-type="float">
            <text:p>57</text:p>
          </table:table-cell>
          <table:table-cell table:style-name="ce3" table:formula="of:=[.J1]*[.J2]" office:value-type="float" office:value="80" calcext:value-type="float">
            <text:p>80</text:p>
          </table:table-cell>
          <table:table-cell table:style-name="ce3" table:formula="of:=[.K1]*[.K2]" office:value-type="float" office:value="84" calcext:value-type="float">
            <text:p>84</text:p>
          </table:table-cell>
          <table:table-cell table:style-name="ce3" table:formula="of:=[.L1]*[.L2]" office:value-type="float" office:value="44" calcext:value-type="float">
            <text:p>4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2" table:number-rows-spanned="1">
            <text:p>a.</text:p>
          </table:table-cell>
          <table:covered-table-cell table:style-name="ce4"/>
          <table:table-cell office:value-type="string" calcext:value-type="string">
            <text:p>Au plus 12 cm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n prend les tailles de plantules de 0, 8 et 1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1+2+2 = </text:p>
          </table:table-cell>
          <table:table-cell table:formula="of:=1+2+2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l y a 5 plantules.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 table:number-columns-spanned="2" table:number-rows-spanned="1">
            <text:p>b.</text:p>
          </table:table-cell>
          <table:covered-table-cell table:style-name="ce4"/>
          <table:table-cell office:value-type="string" calcext:value-type="string">
            <text:p>Étendue : 22 – 0 = 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L’étendue est de 22cm.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yenne : (0*1 + 2*8 + 2* 12 + … + 2*22)/(1+2+2+...+2) = </text:p>
          </table:table-cell>
          <table:table-cell table:number-columns-repeated="4"/>
          <table:table-cell table:style-name="ce5" table:formula="of:=SUM([.B3:.L3])/[.F13]" office:value-type="float" office:value="16.5862068965517" calcext:value-type="float">
            <text:p>16,5862068966</text:p>
          </table:table-cell>
          <table:table-cell/>
          <table:table-cell office:value-type="string" calcext:value-type="string">
            <text:p>La moyenne est de 16,59cm.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2" table:number-rows-spanned="1">
            <text:p>c.</text:p>
          </table:table-cell>
          <table:covered-table-cell table:style-name="ce4"/>
          <table:table-cell office:value-type="string" calcext:value-type="string">
            <text:p>Il y a 1+2+2+..+2 valeurs : </text:p>
          </table:table-cell>
          <table:table-cell table:number-columns-repeated="2"/>
          <table:table-cell table:formula="of:=SUM([.B2:.L2])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29 est impaire dont on cherche la 15ième valeur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a 15ième valeur est 18cm.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Il y a la moitié des plantules qui mesure moins de 18cm et la moitié qui mesure plus de 18cm.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2" table:number-rows-spanned="1">
            <text:p>d.</text:p>
          </table:table-cell>
          <table:covered-table-cell table:style-name="ce4"/>
          <table:table-cell office:value-type="string" calcext:value-type="string">
            <text:p>29-1-2-2 = </text:p>
          </table:table-cell>
          <table:table-cell/>
          <table:table-cell table:formula="of:=29-1-2-2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4/29*100 % = </text:p>
          </table:table-cell>
          <table:table-cell/>
          <table:table-cell table:formula="of:=24/29*100" office:value-type="float" office:value="82.7586206896552" calcext:value-type="float">
            <text:p>82,75862068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l y a 82.7 % des élèves qui ont bien respecté le protocole.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2" table:number-rows-spanned="1">
            <text:p>e.</text:p>
          </table:table-cell>
          <table:covered-table-cell table:style-name="ce4"/>
          <table:table-cell office:value-type="string" calcext:value-type="string">
            <text:p>En rajoutant une valeur, on a passe a 30 d’effectifs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n va dont prendre la moyenne entre la 15ième et la 16ième valeur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édiane = (18+18)/2 = 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23:03:30.538287511</meta:creation-date>
    <dc:date>2016-09-29T23:20:09.037507042</dc:date>
    <meta:editing-duration>PT4M58S</meta:editing-duration>
    <meta:editing-cycles>1</meta:editing-cycles>
    <meta:document-statistic meta:table-count="1" meta:cell-count="65" meta:object-count="0"/>
    <meta:generator>LibreOffice/5.1.4.2$Linux_X86_64 LibreOffice_project/10m0$Build-2</meta:generator>
  </office:meta>
</office:document-meta>
</file>